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5.491cm" svg:y="16.727cm">
            <draw:object draw:notify-on-update-of-ranges="Hoja1.A43:Hoja1.A53 Hoja1.C42:Hoja1.C42 Hoja1.C43:Hoja1.C53 Hoja1.D42:Hoja1.D42 Hoja1.D43:Hoja1.D53 Hoja1.E42:Hoja1.E42 Hoja1.E43:Hoja1.E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os iniciales 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a shad t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 de 100 en 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ard1</text:p>
          </table:table-cell>
          <table:table-cell office:value-type="string" calcext:value-type="string">
            <text:p>shard2</text:p>
          </table:table-cell>
          <table:table-cell office:value-type="string" calcext:value-type="string">
            <text:p>shard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e 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Con 2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08" calcext:value-type="float">
            <text:p>60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608" calcext:value-type="float">
            <text:p>608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44" calcext:value-type="float">
            <text:p>644</text:p>
          </table:table-cell>
          <table:table-cell office:value-type="float" office:value="612" calcext:value-type="float">
            <text:p>61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 3100 de ba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102" calcext:value-type="float">
            <text:p>110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102" calcext:value-type="float">
            <text:p>1102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102" calcext:value-type="float">
            <text:p>1102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102" calcext:value-type="float">
            <text:p>110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102" calcext:value-type="float">
            <text:p>1102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/>
          <table:table-cell office:value-type="string" calcext:value-type="string">
            <text:p>rebalance</text:p>
          </table:table-cell>
          <table:table-cell office:value-type="string" calcext:value-type="string">
            <text:p>Shard 1</text:p>
          </table:table-cell>
          <table:table-cell office:value-type="string" calcext:value-type="string">
            <text:p>Shard 2</text:p>
          </table:table-cell>
          <table:table-cell office:value-type="string" calcext:value-type="string">
            <text:p>Shard 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16" calcext:value-type="float">
            <text:p>91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1011" calcext:value-type="float">
            <text:p>101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office:value-type="float" office:value="1064" calcext:value-type="float">
            <text:p>1064</text:p>
          </table:table-cell>
          <table:table-cell office:value-type="float" office:value="1057" calcext:value-type="float">
            <text:p>105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float" office:value="1064" calcext:value-type="float">
            <text:p>1064</text:p>
          </table:table-cell>
          <table:table-cell office:value-type="float" office:value="1057" calcext:value-type="float">
            <text:p>105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 office:value-type="float" office:value="1113" calcext:value-type="float">
            <text:p>1113</text:p>
          </table:table-cell>
          <table:table-cell office:value-type="float" office:value="1105" calcext:value-type="float">
            <text:p>110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office:value-type="float" office:value="1148" calcext:value-type="float">
            <text:p>1148</text:p>
          </table:table-cell>
          <table:table-cell office:value-type="float" office:value="1130" calcext:value-type="float">
            <text:p>113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office:value-type="float" office:value="1155" calcext:value-type="float">
            <text:p>1155</text:p>
          </table:table-cell>
          <table:table-cell office:value-type="float" office:value="1213" calcext:value-type="float">
            <text:p>1213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1176" calcext:value-type="float">
            <text:p>1176</text:p>
          </table:table-cell>
          <table:table-cell office:value-type="float" office:value="1211" calcext:value-type="float">
            <text:p>121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1193" calcext:value-type="float">
            <text:p>1193</text:p>
          </table:table-cell>
          <table:table-cell office:value-type="float" office:value="1255" calcext:value-type="float">
            <text:p>1255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1281" calcext:value-type="float">
            <text:p>1281</text:p>
          </table:table-cell>
          <table:table-cell office:value-type="float" office:value="1301" calcext:value-type="float">
            <text:p>1301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23:07:27.5559491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3:31:15.439522467</meta:creation-date>
    <dc:date>2017-07-11T00:20:37.025264489</dc:date>
    <meta:editing-duration>PT2H50M26S</meta:editing-duration>
    <meta:editing-cycles>4</meta:editing-cycles>
    <meta:generator>LibreOffice/4.2.8.2$Linux_X86_64 LibreOffice_project/420m0$Build-2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inor-divisor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Registro Por Shard</text:p>
        </chart:title>
        <chart:legend chart:legend-position="bottom" svg:x="4.512cm" svg:y="8.217cm" style:legend-expansion="wide" chart:style-name="ch3"/>
        <chart:plot-area chart:style-name="ch4" table:cell-range-address="Hoja1.A43:Hoja1.A53 Hoja1.C42:Hoja1.E53" chart:data-source-has-labels="both" svg:x="1.331cm" svg:y="1.301cm" svg:width="14.349cm" svg:height="5.755cm">
          <chartooo:coordinate-region svg:x="2.323cm" svg:y="1.5cm" svg:width="12.985cm" svg:height="4.909cm"/>
          <chart:axis chart:dimension="x" chart:name="primary-x" chart:style-name="ch5" chartooo:axis-type="auto">
            <chartooo:date-scale/>
            <chart:title svg:x="7.76cm" svg:y="7.236cm" chart:style-name="ch6">
              <text:p>Registros</text:p>
            </chart:title>
            <chart:categories table:cell-range-address="Hoja1.A43:Hoja1.A53"/>
          </chart:axis>
          <chart:axis chart:dimension="y" chart:name="primary-y" chart:style-name="ch7">
            <chart:title svg:x="0.451cm" svg:y="5.492cm" chart:style-name="ch8">
              <text:p>Registros en total</text:p>
            </chart:title>
            <chart:grid chart:style-name="ch9" chart:class="major"/>
          </chart:axis>
          <chart:series chart:style-name="ch10" chart:values-cell-range-address="Hoja1.C43:Hoja1.C53" chart:label-cell-address="Hoja1.C42:Hoja1.C42" chart:class="chart:line">
            <chart:data-point chart:repeated="11"/>
          </chart:series>
          <chart:series chart:style-name="ch11" chart:values-cell-range-address="Hoja1.D43:Hoja1.D53" chart:label-cell-address="Hoja1.D42:Hoja1.D42" chart:class="chart:line">
            <chart:data-point chart:repeated="11"/>
          </chart:series>
          <chart:series chart:style-name="ch12" chart:values-cell-range-address="Hoja1.E43:Hoja1.E53" chart:label-cell-address="Hoja1.E42:Hoja1.E42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rd 1</text:p>
                <draw:g>
                  <svg:desc>Hoja1.C42:Hoja1.C42</svg:desc>
                </draw:g>
              </table:table-cell>
              <table:table-cell office:value-type="string">
                <text:p>Shard 2</text:p>
                <draw:g>
                  <svg:desc>Hoja1.D42:Hoja1.D42</svg:desc>
                </draw:g>
              </table:table-cell>
              <table:table-cell office:value-type="string">
                <text:p>Shard 3</text:p>
                <draw:g>
                  <svg:desc>Hoja1.E42:Hoja1.E42</svg:desc>
                </draw:g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Hoja1.A43:Hoja1.A53</svg:desc>
                </draw:g>
              </table:table-cell>
              <table:table-cell office:value-type="float" office:value="990">
                <text:p>990</text:p>
                <draw:g>
                  <svg:desc>Hoja1.C43:Hoja1.C53</svg:desc>
                </draw:g>
              </table:table-cell>
              <table:table-cell office:value-type="float" office:value="916">
                <text:p>916</text:p>
                <draw:g>
                  <svg:desc>Hoja1.D43:Hoja1.D53</svg:desc>
                </draw:g>
              </table:table-cell>
              <table:table-cell office:value-type="float" office:value="998">
                <text:p>998</text:p>
                <draw:g>
                  <svg:desc>Hoja1.E43:Hoja1.E53</svg:desc>
                </draw:g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990">
                <text:p>990</text:p>
              </table:table-cell>
              <table:table-cell office:value-type="float" office:value="1011">
                <text:p>101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64">
                <text:p>1064</text:p>
              </table:table-cell>
              <table:table-cell office:value-type="float" office:value="1057">
                <text:p>105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064">
                <text:p>1064</text:p>
              </table:table-cell>
              <table:table-cell office:value-type="float" office:value="1057">
                <text:p>105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113">
                <text:p>1113</text:p>
              </table:table-cell>
              <table:table-cell office:value-type="float" office:value="1105">
                <text:p>1105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148">
                <text:p>1148</text:p>
              </table:table-cell>
              <table:table-cell office:value-type="float" office:value="1130">
                <text:p>113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155">
                <text:p>1155</text:p>
              </table:table-cell>
              <table:table-cell office:value-type="float" office:value="1213">
                <text:p>121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176">
                <text:p>1176</text:p>
              </table:table-cell>
              <table:table-cell office:value-type="float" office:value="1211">
                <text:p>121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193">
                <text:p>1193</text:p>
              </table:table-cell>
              <table:table-cell office:value-type="float" office:value="1255">
                <text:p>125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1">
                <text:p>1281</text:p>
              </table:table-cell>
              <table:table-cell office:value-type="float" office:value="1301">
                <text:p>1301</text:p>
              </table:table-cell>
              <table:table-cell office:value-type="float" office:value="1274">
                <text:p>1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